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08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1.9839in"/>
    </style:style>
    <style:style style:name="co5" style:family="table-column">
      <style:table-column-properties fo:break-before="auto" style:column-width="4.6862in"/>
    </style:style>
    <style:style style:name="co6" style:family="table-column">
      <style:table-column-properties fo:break-before="auto" style:column-width="7.1917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2.24pt solid #000000"/>
      <style:text-properties style:font-name="IBM Plex San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6" style:family="table-cell" style:parent-style-name="Default">
      <style:table-cell-properties fo:border-bottom="1.5pt solid #000000" fo:border-left="0.74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7" style:family="table-cell" style:parent-style-name="Default">
      <style:table-cell-properties fo:border-bottom="none" fo:border-left="0.74pt solid #000000" fo:border-right="1.5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8" style:family="table-cell" style:parent-style-name="Default">
      <style:table-cell-properties fo:border-bottom="1.5pt solid #000000" fo:border-left="0.74pt solid #000000" fo:border-right="1.5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</office:automatic-styles>
  <office:body>
    <office:spreadsheet>
      <table:calculation-settings table:automatic-find-labels="false" table:use-regular-expressions="false" table:use-wildcards="true"/>
      <table:table table:name="Proyecto-KiCA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Tavella/Personal/Repositorios/Proyecto-Final/Conversor/Proyecto-KiCAD/Proyecto-KiCAD.kicad_sch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Mon 08 Aug 2022 21:57:27 -03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7-1.fc36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3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5, C6, C10, C11, C13, C18, C20, C25, C26, C27, C28, C37, C48, C49, C50, C55, C56, C59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2, C23, C29, C30, C54, C5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14, C15, C22, C31, C32, C5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antalum_SMD:CP_EIA-3528-12_Kemet-T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33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35, C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38, C4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3">
          <table:table-cell office:value-type="string" calcext:value-type="string">
            <text:p>C39, C40, C41, C4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43, C44, C45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Tantal_D4.5mm_P2.50mm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51, C5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6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860</text:p>
          </table:table-cell>
          <table:table-cell office:value-type="string" calcext:value-type="string">
            <text:p>MUR860_3</text:p>
          </table:table-cell>
          <table:table-cell office:value-type="string" calcext:value-type="string">
            <text:p>Package_TO_SOT_THT:TO-220F-2_Vertic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5, D6, D7, D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100V 0.15A standard switching diode, DO-35</text:p>
          </table:table-cell>
          <table:table-cell/>
        </table:table-row>
        <table:table-row table:style-name="ro3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BR052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20V 0.5A Schottky Power Rectifier Diode, SOD-123</text:p>
          </table:table-cell>
          <table:table-cell/>
        </table:table-row>
        <table:table-row table:style-name="ro3">
          <table:table-cell office:value-type="string" calcext:value-type="string">
            <text:p>D10, D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0V 0.2A Dual Small Signal Schottky Diodes</text:p>
          </table:table-cell>
          <table:table-cell/>
        </table:table-row>
        <table:table-row table:style-name="ro3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string" calcext:value-type="string">
            <text:p>DC Barrel Jack with an internal switch</text:p>
          </table:table-cell>
          <table:table-cell/>
        </table:table-row>
        <table:table-row table:style-name="ro3">
          <table:table-cell office:value-type="string" calcext:value-type="string">
            <text:p>J4, <text:s/>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crew</text:p>
          </table:table-cell>
          <table:table-cell table:style-name="ce4" office:value-type="float" office:value="1725656" calcext:value-type="float">
            <text:p>1725656</text:p>
          </table:table-cell>
          <table:table-cell office:value-type="string" calcext:value-type="string">
            <text:p>Phoenix-Contact-2P:Phoenix-Contact-2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6, J7, J8, J9, J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M100</text:p>
          </table:table-cell>
          <table:table-cell office:value-type="string" calcext:value-type="string">
            <text:p>390213-1-</text:p>
          </table:table-cell>
          <table:table-cell office:value-type="string" calcext:value-type="string">
            <text:p>5390213-1:TE_5390213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D1, LED2, LED3, LED4, LED5, LED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 sm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3">
          <table:table-cell office:value-type="string" calcext:value-type="string">
            <text:p>P1, 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Switch, single pole double throw</text:p>
          </table:table-cell>
          <table:table-cell/>
        </table:table-row>
        <table:table-row table:style-name="ro3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Header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/>
        </table:table-row>
        <table:table-row table:style-name="ro3">
          <table:table-cell office:value-type="string" calcext:value-type="string">
            <text:p>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7X2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PinSocket_2.54mm:PinSocket_2x07_P2.54mm_Vertical</text:p>
          </table:table-cell>
          <table:table-cell office:value-type="string" calcext:value-type="string">
            <text:p>Generic connector, double row, 02x07, odd/even pin numbering scheme (row 1 odd numbers, row 2 even numbers)</text:p>
          </table:table-cell>
          <table:table-cell/>
        </table:table-row>
        <table:table-row table:style-name="ro3">
          <table:table-cell office:value-type="string" calcext:value-type="string">
            <text:p>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UART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I2C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PWM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ADC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GPIO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D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USB Type B connector</text:p>
          </table:table-cell>
          <table:table-cell/>
        </table:table-row>
        <table:table-row table:style-name="ro3">
          <table:table-cell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P150</text:p>
          </table:table-cell>
          <table:table-cell office:value-type="string" calcext:value-type="string">
            <text:p>Package_TO_SOT_THT:TO-247-3_Vertic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2A Ic, 40V Vce, Small Signal NPN Transistor, SOT-23</text:p>
          </table:table-cell>
          <table:table-cell/>
        </table:table-row>
        <table:table-row table:style-name="ro3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25</text:p>
          </table:table-cell>
          <table:table-cell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/>
        </table:table-row>
        <table:table-row table:style-name="ro3">
          <table:table-cell office:value-type="string" calcext:value-type="string">
            <text:p>R1, R2, R3, R23, R24, R25, R26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4, R5, R15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12" calcext:value-type="float">
            <text:p>61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2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4.5" calcext:value-type="float">
            <text:p>84.5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.6" calcext:value-type="float">
            <text:p>5.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" calcext:value-type="float">
            <text:p>0.004</text:p>
          </table:table-cell>
          <table:table-cell office:value-type="string" calcext:value-type="string">
            <text:p>R_Shunt_US</text:p>
          </table:table-cell>
          <table:table-cell office:value-type="string" calcext:value-type="string">
            <text:p>Resistor_SMD:R_Shunt_Vishay_WSK2512_6332Metric_T2.21mm</text:p>
          </table:table-cell>
          <table:table-cell office:value-type="string" calcext:value-type="string">
            <text:p>Shunt resistor, US symbol</text:p>
          </table:table-cell>
          <table:table-cell/>
        </table:table-row>
        <table:table-row table:style-name="ro3">
          <table:table-cell office:value-type="string" calcext:value-type="string">
            <text:p>R27, R28, R29, R3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31, R33, R35, R37, R45, R46, 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32, R34, R36, R38, R39, R4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2, R43, 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7, R48, R50, 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SW1, SW2, SW3, SW4, SW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3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PA365xx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50-MHz, Zero-Crossover, Low-Distortion, High CMRR, RRI/O, Single-Supply, SOIC-8</text:p>
          </table:table-cell>
          <table:table-cell/>
        </table:table-row>
        <table:table-row table:style-name="ro3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O7242C</text:p>
          </table:table-cell>
          <table:table-cell office:value-type="string" calcext:value-type="string">
            <text:p>Package_SO:SOIC-16W_7.5x10.3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56APMH/NOPB</text:p>
          </table:table-cell>
          <table:table-cell office:value-type="string" calcext:value-type="string">
            <text:p>LM5056APMH{slash}NOPB_1</text:p>
          </table:table-cell>
          <table:table-cell office:value-type="string" calcext:value-type="string">
            <text:p>Package_SO:HTSSOP-28-1EP_4.4x9.7mm_P0.65mm_EP2.85x5.4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CS1100A4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52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Positive 1A 35V Linear Regulator, Fixed Output 5V, TO-220</text:p>
          </table:table-cell>
          <table:table-cell/>
        </table:table-row>
        <table:table-row table:style-name="ro3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B3-1211</text:p>
          </table:table-cell>
          <table:table-cell office:value-type="string" calcext:value-type="string">
            <text:p>Package_DIP:DIP-24_W15.24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7, U1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16V Low-noise Low-dropout Regulator With Shutdown, 3.3V output voltage, SOT-23-5</text:p>
          </table:table-cell>
          <table:table-cell/>
        </table:table-row>
        <table:table-row table:style-name="ro3">
          <table:table-cell office:value-type="string" calcext:value-type="string">
            <text:p>U8, U9, U10, U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PL-P480</text:p>
          </table:table-cell>
          <table:table-cell office:value-type="string" calcext:value-type="string">
            <text:p>ACPL-P480_2</text:p>
          </table:table-cell>
          <table:table-cell office:value-type="string" calcext:value-type="string">
            <text:p>Package_SO:SSO-6_6.8x4.6mm_P1.27mm_Clearance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2, U1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ED21834-S06J</text:p>
          </table:table-cell>
          <table:table-cell office:value-type="string" calcext:value-type="string">
            <text:p>Package_SO:SO-14_3.9x8.65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BL</text:p>
          </table:table-cell>
          <table:table-cell office:value-type="string" calcext:value-type="string">
            <text:p>FT232BM</text:p>
          </table:table-cell>
          <table:table-cell office:value-type="string" calcext:value-type="string">
            <text:p>Package_QFP:LQFP-32_7x7mm_P0.8mm</text:p>
          </table:table-cell>
          <table:table-cell office:value-type="string" calcext:value-type="string">
            <text:p>Hi Speed Single Channel USB UART/FIFO, LQFP-32</text:p>
          </table:table-cell>
          <table:table-cell/>
        </table:table-row>
        <table:table-row table:style-name="ro3">
          <table:table-cell table:style-name="ce3" office:value-type="string" calcext:value-type="string">
            <text:p>Y1,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 MHz</text:p>
          </table:table-cell>
          <table:table-cell table:style-name="ce6" office:value-type="string" calcext:value-type="string">
            <text:p>Crystal</text:p>
          </table:table-cell>
          <table:table-cell table:style-name="ce6" office:value-type="string" calcext:value-type="string">
            <text:p>Crystal:Crystal_HC18-U_Vertical</text:p>
          </table:table-cell>
          <table:table-cell table:style-name="ce8" office:value-type="string" calcext:value-type="string">
            <text:p>Two pin crystal</text:p>
          </table:table-cell>
          <table:table-cell/>
        </table:table-row>
        <calcext:conditional-formats>
          <calcext:conditional-format calcext:target-range-address="'Proyecto-KiCAD'.A7:'Proyecto-KiCAD'.F89">
            <calcext:condition calcext:apply-style-name="Colores de Filas Alternados" calcext:value="formula-is(ISEVEN(ROW()))" calcext:base-cell-address="'Proyecto-KiCAD'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Row_20_Colors" style:display-name="Alternating Row Colors" style:family="table-cell" style:parent-style-name="Default">
      <style:table-cell-properties fo:background-color="#999999"/>
    </style:style>
    <style:style style:name="Colores_20_de_20_Filas_20_Alternados" style:display-name="Colores de Filas Alternados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8T13:52:25.408685881</dc:date>
    <meta:editing-duration>PT11M55S</meta:editing-duration>
    <meta:editing-cycles>2</meta:editing-cycles>
    <meta:generator>LibreOffice/7.3.4.2$Linux_X86_64 LibreOffice_project/30$Build-2</meta:generator>
    <meta:document-statistic meta:table-count="1" meta:cell-count="505" meta:object-count="0"/>
  </office:meta>
</office:document-meta>
</file>